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5000001A43C1E42D36AB490B0.png" manifest:media-type="image/png"/>
  <manifest:file-entry manifest:full-path="Pictures/1000020100000400000002BFFA48F0ABF0BEB5B3.png" manifest:media-type="image/png"/>
  <manifest:file-entry manifest:full-path="Pictures/1000020100000386000001AA073A39E4C721DFC5.png" manifest:media-type="image/png"/>
  <manifest:file-entry manifest:full-path="Pictures/1000020100000391000001A10CE282850BF48928.png" manifest:media-type="image/png"/>
  <manifest:file-entry manifest:full-path="Pictures/100000000000038A000001A1309978ECBC4836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pr1" style:family="presentation" style:parent-style-name="Master1-Layout1-title-Diapositiva-de-títul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Master1-Layout1-title-Diapositiva-de-título" presentation:presentation-page-layout-name="AL1T33">
        <office:forms form:automatic-focus="false" form:apply-design-mode="false"/>
        <draw:frame draw:style-name="gr1" draw:text-style-name="P1" draw:layer="layout" svg:width="27.096cm" svg:height="18.601cm" svg:x="3.545cm" svg:y="0.316cm">
          <draw:image xlink:href="Pictures/1000020100000400000002BFFA48F0ABF0BEB5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" draw:style-name="dp3" draw:master-page-name="Master1-Layout1-title-Diapositiva-de-título" presentation:presentation-page-layout-name="AL1T33">
        <draw:frame draw:name="Imagen 10" draw:style-name="gr3" draw:text-style-name="P3" draw:layer="layout" svg:width="16.933cm" svg:height="8.891cm" svg:x="16.933cm" svg:y="0.634cm">
          <draw:image xlink:href="Pictures/1000020100000385000001A43C1E42D36AB490B0.png" xlink:type="simple" xlink:show="embed" xlink:actuate="onLoad" draw:mime-type="image/png">
            <text:p/>
          </draw:image>
        </draw:frame>
        <draw:frame draw:name="Imagen 14" draw:style-name="gr3" draw:text-style-name="P3" draw:layer="layout" svg:width="16.687cm" svg:height="9.018cm" svg:x="0.246cm" svg:y="9.589cm">
          <draw:image xlink:href="Pictures/1000020100000386000001AA073A39E4C721DFC5.png" xlink:type="simple" xlink:show="embed" xlink:actuate="onLoad" draw:mime-type="image/png">
            <text:p/>
          </draw:image>
        </draw:frame>
        <draw:frame draw:name="Imagen 16" draw:style-name="gr3" draw:text-style-name="P3" draw:layer="layout" svg:width="16.482cm" svg:height="8.827cm" svg:x="16.933cm" svg:y="9.589cm">
          <draw:image xlink:href="Pictures/1000020100000391000001A10CE282850BF48928.png" xlink:type="simple" xlink:show="embed" xlink:actuate="onLoad" draw:mime-type="image/png">
            <text:p/>
          </draw:image>
        </draw:frame>
        <draw:frame draw:name="Imagen 18" draw:style-name="gr3" draw:text-style-name="P3" draw:layer="layout" svg:width="16.933cm" svg:height="8.827cm" svg:x="0cm" svg:y="0.571cm">
          <draw:image xlink:href="Pictures/100000000000038A000001A1309978ECBC48362F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ema-d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e-Office-outline1" style:family="presentation">
      <style:graphic-properties draw:stroke="none" draw:fill="none" draw:auto-grow-height="false" draw:fit-to-size="false" style:shrink-to-fit="true">
        <text:list-style style:name="Master1-Tema-d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outline2" style:family="presentation" style:parent-style-name="Master1-Tema-de-Office-outline1">
      <style:paragraph-properties fo:margin-top="0.4cm" fo:margin-bottom="0cm"/>
      <style:text-properties fo:font-size="28pt" style:font-size-asian="28pt" style:font-size-complex="28pt"/>
    </style:style>
    <style:style style:name="Master1-Tema-de-Office-outline3" style:family="presentation" style:parent-style-name="Master1-Tema-de-Office-outline2">
      <style:paragraph-properties fo:margin-top="0.3cm" fo:margin-bottom="0cm"/>
      <style:text-properties fo:font-size="24pt" style:font-size-asian="24pt" style:font-size-complex="24pt"/>
    </style:style>
    <style:style style:name="Master1-Tema-de-Office-outline4" style:family="presentation" style:parent-style-name="Master1-Tema-de-Office-outline3">
      <style:paragraph-properties fo:margin-top="0.2cm" fo:margin-bottom="0cm"/>
      <style:text-properties fo:font-size="20pt" style:font-size-asian="20pt" style:font-size-complex="20pt"/>
    </style:style>
    <style:style style:name="Master1-Tema-de-Office-outline5" style:family="presentation" style:parent-style-name="Master1-Tema-de-Office-outline4">
      <style:paragraph-properties fo:margin-top="0.1cm" fo:margin-bottom="0cm"/>
      <style:text-properties fo:font-size="20pt" style:font-size-asian="20pt" style:font-size-complex="20pt"/>
    </style:style>
    <style:style style:name="Master1-Tema-de-Office-outline6" style:family="presentation" style:parent-style-name="Master1-Tema-de-Office-outline5">
      <style:paragraph-properties fo:margin-top="0.1cm" fo:margin-bottom="0cm"/>
      <style:text-properties fo:font-size="20pt" style:font-size-asian="20pt" style:font-size-complex="20pt"/>
    </style:style>
    <style:style style:name="Master1-Tema-de-Office-outline7" style:family="presentation" style:parent-style-name="Master1-Tema-de-Office-outline6">
      <style:paragraph-properties fo:margin-top="0.1cm" fo:margin-bottom="0cm"/>
      <style:text-properties fo:font-size="20pt" style:font-size-asian="20pt" style:font-size-complex="20pt"/>
    </style:style>
    <style:style style:name="Master1-Tema-de-Office-outline8" style:family="presentation" style:parent-style-name="Master1-Tema-de-Office-outline7">
      <style:paragraph-properties fo:margin-top="0.1cm" fo:margin-bottom="0cm"/>
      <style:text-properties fo:font-size="20pt" style:font-size-asian="20pt" style:font-size-complex="20pt"/>
    </style:style>
    <style:style style:name="Master1-Tema-de-Office-outline9" style:family="presentation" style:parent-style-name="Master1-Tema-de-Office-outline8">
      <style:paragraph-properties fo:margin-top="0.1cm" fo:margin-bottom="0cm"/>
      <style:text-properties fo:font-size="20pt" style:font-size-asian="20pt" style:font-size-complex="20pt"/>
    </style:style>
    <style:style style:name="Master1-Tema-de-Office-subtitle" style:family="presentation">
      <style:graphic-properties draw:stroke="none" draw:fill="none" draw:textarea-vertical-align="middle">
        <text:list-style style:name="Master1-Tema-d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title" style:family="presentation">
      <style:graphic-properties draw:stroke="none" draw:fill="none" draw:textarea-vertical-align="middle">
        <text:list-style style:name="Master1-Tema-d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ema-d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ema-d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ema-d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ema-d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ema-d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ema-d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os-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ció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Solo-el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En-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ido-con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n-con-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ítulo-y-texto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ítulo-vertical-y-tex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Master1-Tema-de-Office" style:page-layout-name="PM1" draw:style-name="Mdp1">
      <draw:frame draw:name="Marcador de títu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Haga clic para modificar el estilo de título del patrón</text:span></text:p>
        </draw:text-box>
      </draw:frame>
      <draw:frame draw:name="Marcador de texto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Haga clic para modificar los estilos de texto del patrón</text:span></text:p>
              <text:list>
                <text:list-item>
                  <text:p text:style-name="MP8"><text:span text:style-name="MT3">Segundo nivel</text:span></text:p>
                  <text:list>
                    <text:list-item>
                      <text:p text:style-name="MP9"><text:span text:style-name="MT4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Tema-de-Office-title" draw:layer="backgroundobjects" svg:width="19.798cm" svg:height="11.136cm" svg:x="0.6cm" svg:y="2.257cm" presentation:class="page"/>
        <draw:frame presentation:style-name="Master1-Tema-d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-title-Diapositiva-de-título" style:page-layout-name="PM1" draw:style-name="Mdp1">
      <draw:frame draw:name="Títu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Haga clic para modificar el estilo de título del patrón</text:span></text:p>
        </draw:text-box>
      </draw:frame>
      <draw:frame draw:name="Subtítu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Haga clic para modificar el estilo de subtítulo del patrón</text:span></text:p>
        </draw:text-box>
      </draw:frame>
      <draw:frame draw:name="Marcador de fech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a-de-título-title" draw:layer="backgroundobjects" svg:width="0cm" svg:height="0cm" svg:x="0cm" svg:y="2.257cm" presentation:class="page"/>
        <draw:frame presentation:style-name="Master1-Layout1-title-Diapositiva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2-obj-Título-y-objetos" style:page-layout-name="PM1" draw:style-name="Mdp1">
      <draw:frame draw:name="Títu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Haga clic para modificar el estilo de título del patrón</text:span></text:p>
        </draw:text-box>
      </draw:frame>
      <draw:frame draw:name="Marcador de contenido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Haga clic para modific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Marcador de fech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2-obj-Título-y-objetos-title" draw:layer="backgroundobjects" svg:width="0cm" svg:height="0cm" svg:x="0cm" svg:y="2.257cm" presentation:class="page"/>
        <draw:frame presentation:style-name="Master1-Layout2-obj-Título-y-objeto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3-secHead-Encabezado-de-sección" style:page-layout-name="PM1" draw:style-name="Mdp1">
      <draw:frame draw:name="Títu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Haga clic para modificar el estilo de título del patrón</text:span></text:p>
        </draw:text-box>
      </draw:frame>
      <draw:frame draw:name="Marcador de texto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Haga clic para modificar los estilos de texto del patrón</text:span></text:p>
            </text:list-item>
          </text:list>
        </draw:text-box>
      </draw:frame>
      <draw:frame draw:name="Marcador de fech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cm" svg:height="0cm" svg:x="0cm" svg:y="2.257cm" presentation:class="page"/>
        <draw:frame presentation:style-name="Master1-Layout3-secHead-Encabezado-de-secció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4-twoObj-Dos-objetos" style:page-layout-name="PM1" draw:style-name="Mdp1">
      <draw:frame draw:name="Títu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Haga clic para modificar el estilo de título del patrón</text:span></text:p>
        </draw:text-box>
      </draw:frame>
      <draw:frame draw:name="Marcador de contenido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Haga clic para modific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Marcador de contenido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Haga clic para modific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Marcador de fech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cm" svg:height="0cm" svg:x="0cm" svg:y="2.257cm" presentation:class="page"/>
        <draw:frame presentation:style-name="Master1-Layout4-twoObj-Dos-objeto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5-twoTxTwoObj-Comparación" style:page-layout-name="PM1" draw:style-name="Mdp1">
      <draw:frame draw:name="Títu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Haga clic para modificar el estilo de título del patrón</text:span></text:p>
        </draw:text-box>
      </draw:frame>
      <draw:frame draw:name="Marcador de texto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Haga clic para modificar los estilos de texto del patrón</text:span></text:p>
            </text:list-item>
          </text:list>
        </draw:text-box>
      </draw:frame>
      <draw:frame draw:name="Marcador de contenido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Haga clic para modific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Marcador de texto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Haga clic para modificar los estilos de texto del patrón</text:span></text:p>
            </text:list-item>
          </text:list>
        </draw:text-box>
      </draw:frame>
      <draw:frame draw:name="Marcador de contenido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Haga clic para modificar los estilos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Marcador de fech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cm" svg:height="0cm" svg:x="0cm" svg:y="2.257cm" presentation:class="page"/>
        <draw:frame presentation:style-name="Master1-Layout5-twoTxTwoObj-Comparació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6-titleOnly-Solo-el-título" style:page-layout-name="PM1" draw:style-name="Mdp1">
      <draw:frame draw:name="Títu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Haga clic para modificar el estilo de título del patrón</text:span></text:p>
        </draw:text-box>
      </draw:frame>
      <draw:frame draw:name="Marcador de fech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6-titleOnly-Solo-el-título-title" draw:layer="backgroundobjects" svg:width="0cm" svg:height="0cm" svg:x="0cm" svg:y="2.257cm" presentation:class="page"/>
        <draw:frame presentation:style-name="Master1-Layout6-titleOnly-Solo-el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7-blank-En-blanco" style:page-layout-name="PM1" draw:style-name="Mdp1">
      <draw:frame draw:name="Marcador de fech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cm" svg:height="0cm" svg:x="0cm" svg:y="2.257cm" presentation:class="page"/>
        <draw:frame presentation:style-name="Master1-Layout7-blank-En-bl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8-objTx-Contenido-con-título" style:page-layout-name="PM1" draw:style-name="Mdp1">
      <draw:frame draw:name="Títu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Haga clic para modificar el estilo de título del patrón</text:span></text:p>
        </draw:text-box>
      </draw:frame>
      <draw:frame draw:name="Marcador de contenido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Haga clic para modificar los estilos de texto del patrón</text:span><text:span text:style-name="MT11"><text:line-break/></text:span><text:span text:style-name="MT2">Segundo nivel</text:span><text:span text:style-name="MT2"><text:line-break/></text:span><text:span text:style-name="MT3">Tercer nivel</text:span><text:span text:style-name="MT3"><text:line-break/></text:span><text:span text:style-name="MT4">Cuarto nivel</text:span><text:span text:style-name="MT4"><text:line-break/></text:span><text:span text:style-name="MT4">Quinto nivel</text:span></text:p>
            </text:list-item>
          </text:list>
        </draw:text-box>
      </draw:frame>
      <draw:frame draw:name="Marcador de texto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Haga clic para modificar los estilos de texto del patrón</text:span></text:p>
            </text:list-item>
          </text:list>
        </draw:text-box>
      </draw:frame>
      <draw:frame draw:name="Marcador de fech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cm" svg:height="0cm" svg:x="0cm" svg:y="2.257cm" presentation:class="page"/>
        <draw:frame presentation:style-name="Master1-Layout8-objTx-Contenido-con-título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9-picTx-Imagen-con-título" style:page-layout-name="PM1" draw:style-name="Mdp1">
      <draw:frame draw:name="Títu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Haga clic para modificar el estilo de título del patrón</text:span></text:p>
        </draw:text-box>
      </draw:frame>
      <draw:frame draw:name="Marcador de posición de imagen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arcador de texto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Haga clic para modificar los estilos de texto del patrón</text:span></text:p>
            </text:list-item>
          </text:list>
        </draw:text-box>
      </draw:frame>
      <draw:frame draw:name="Marcador de fech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cm" svg:height="0cm" svg:x="0cm" svg:y="2.257cm" presentation:class="page"/>
        <draw:frame presentation:style-name="Master1-Layout9-picTx-Imagen-con-título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Títu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Haga clic para modificar el estilo de título del patrón</text:span></text:p>
        </draw:text-box>
      </draw:frame>
      <draw:frame draw:name="Marcador de texto vertical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Haga clic para modificar los estilos de texto del patrón</text:span></text:p>
              <text:list>
                <text:list-item>
                  <text:p text:style-name="MP8"><text:span text:style-name="MT3">Segundo nivel</text:span></text:p>
                  <text:list>
                    <text:list-item>
                      <text:p text:style-name="MP9"><text:span text:style-name="MT4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cm" svg:height="0cm" svg:x="0cm" svg:y="2.257cm" presentation:class="page"/>
        <draw:frame presentation:style-name="Master1-Layout10-vertTx-Título-y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Título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Haga clic para modificar el estilo de título del patrón</text:span></text:p>
        </draw:text-box>
      </draw:frame>
      <draw:frame draw:name="Marcador de texto vertical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Haga clic para modificar los estilos de texto del patrón</text:span></text:p>
              <text:list>
                <text:list-item>
                  <text:p text:style-name="MP8"><text:span text:style-name="MT3">Segundo nivel</text:span></text:p>
                  <text:list>
                    <text:list-item>
                      <text:p text:style-name="MP9"><text:span text:style-name="MT4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2-11-22">22/11/22</text:date></text:span></text:p>
        </draw:text-box>
      </draw:frame>
      <draw:frame draw:name="Marcador de pie de página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úmero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cm" svg:height="0cm" svg:x="0cm" svg:y="2.257cm" presentation:class="page"/>
        <draw:frame presentation:style-name="Master1-Layout11-vertTitleAndTx-Título-vertical-y-texto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4.2$Windows_X86_64 LibreOffice_project/dcf040e67528d9187c66b2379df5ea4407429775</meta:generator>
    <dc:title>Presentación de PowerPoint</dc:title>
    <meta:initial-creator>Ivan Rodríguez Rodríguez</meta:initial-creator>
    <meta:creation-date>2022-11-22T14:52:26Z</meta:creation-date>
    <dc:date>2022-11-22T18:18:22.500000000</dc:date>
    <meta:editing-cycles>2</meta:editing-cycles>
    <meta:editing-duration>PT13M52S</meta:editing-duration>
    <meta:document-statistic meta:object-count="155"/>
  </office:meta>
</office:document-meta>
</file>